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fo:language="ru" fo:country="RU"/>
    </style:style>
    <style:style style:name="T2" style:family="text">
      <style:text-properties fo:font-size="10pt" style:font-size-asian="10pt" style:font-size-complex="10pt"/>
    </style:style>
    <style:style style:name="T3" style:family="text">
      <style:text-properties fo:font-size="10pt" fo:language="ru" fo:country="RU" style:font-size-asian="10pt" style:font-size-complex="10pt"/>
    </style:style>
    <style:style style:name="T4" style:family="text">
      <style:text-properties fo:font-size="10pt" fo:language="en" fo:country="US" style:font-size-asian="10pt" style:font-size-complex="10pt"/>
    </style:style>
    <style:style style:name="T5"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text:tab/>Good morning, everyone! My name is Ivan and I'm a fourth year student at MIPT.</text:span></text:p>
      <text:p text:style-name="Standard"><text:span text:style-name="T2"/></text:p>
      <text:p text:style-name="Standard"><text:span text:style-name="T2"><text:tab/>The reason we are here today is to discuss the article from the website “Researchgate.net”: “Allometry of Egg Size as a Factor Influencing Egg Shape in Birds”. It was written by Ivan Mytiai and Maria Ghazali in August 2021. So why did I choose this article? All of you have probably heard about the monstrous human impact on the environment. For quite some time it has been thought that there are a great many forms of bird eggs, and that the main factor determining the form is ecology. This article makes the assumption that the number of egg shapes is, in fact, limited by allometry, and argues that if the assumption is correct, the main factor is still egg size, not ecology. You may ask, why do we even need to know the shape of eggs? The fact is that the shape of the eggs is directly related to the survival of the cub until it hatches, which is why it is so important to establish the factors that influence the shape. </text:span><text:span text:style-name="T4">I've divided my presentation into three main parts. To begin, I will tell you how the statistics for the analyses were compiled and introduce some basic variables, then we will look at the results obtained after the analysis and finally we will discuss them. The presentation should last about 7 minutes. If you have any questions, I would be happy to answer them at the end of my speech.</text:span></text:p>
      <text:p text:style-name="Standard"><text:span text:style-name="T4"/></text:p>
      <text:p text:style-name="Standard"><text:span text:style-name="T4"><text:tab/>So, let me start. Considering that it is unlikely that the people here are biologists, I'll just show you a picture of a bird's egg to begin with. On it you can see the main dimensions that determine the shape of the egg, and you can disregard their full names - we will be interested only in the designations. Now that we've decided what we're going to count, we need to figure out how we're going to do it. The article cites a whopping 13,000 eggs, belonging to a total of 558 species. And based on the measurement of all the eggs, a table of inputs for our task was obtained. You can see it on the screen. Pretty big, isn't it? It is difficult to draw any graphs from this table, so let's look at the difference in values depending on the taxonomic level. Finally, as you can see, the authors of this article got a huge amount of input data to work with.</text:span></text:p>
      <text:p text:style-name="Standard"><text:span text:style-name="T4"/></text:p>
      <text:p text:style-name="Standard"><text:span text:style-name="T4"><text:tab/>Now let's discuss the results obtained from this table. To begin with, it is worth noting that the difference in values mostly decreases as the taxonomic level decreases, which is, in principle, natural, but let's leave the discussion of the results for later. Next, let's find out how the size of the egg depends on the increase in length. We get the following graphs. By approximating the data, you can get a sign of allometry, which is reflected in the presented table. It is worth noting that there is almost no dependence of rc on L. Finally, if we return to the original table and repeat the same actions for it, we can obtain the dependence of diameter on </text:span><text:span text:style-name="T3">length </text:span><text:span text:style-name="T4">and some others tables</text:span><text:span text:style-name="T3">.</text:span></text:p>
      <text:p text:style-name="Standard"><text:span text:style-name="T2"><text:line-break/><text:tab/></text:span><text:span text:style-name="T4">We have come to the final part of my presentation about the discussion of the obtained results. First, let's look at the table showing the dependence of the diameter D on the length L. It can be seen that the deviation is quite small, which leads us to the limited possibility of independent variation of D from L. Next, let us study the dependence of r l on L. Similarly to the previous dependence, we obtain almost everywhere isometry and rather small deviations, which proves the importance of allometry on the variety of egg shapes. You may recall that there is almost no direct correlation between rc and L, which is reflected in this table, but it is worth noting that rc varies quite a lot even between individuals of the same species, and to speak of the cohorts is not even necessary. In the end, we can see that the results depend on a certain taxonomic level and differ between different taxonomic level, which tells us about the insufficient number of factors influencing the shape of the egg.</text:span></text:p>
      <text:p text:style-name="Standard"><text:span text:style-name="T1"><text:tab/></text:span></text:p>
      <text:p text:style-name="P1"><text:span text:style-name="T1"><text:tab/></text:span><text:span text:style-name="T5">That brings me to the end of my talk. Let me summarize what we have looked at. I told you exactly how the statistics were collected, from which we further obtained the results, discussed them, and found out that allometry of egg sizes does affect their shape. <text:s/>In conclusion, even though the bottom line is that ecology is not the only relevant factor, the paper does not address which is more important: ecology or egg size allometry, so keep appreciating nature.</text:span></text:p>
      <text:p text:style-name="Standard"><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22T13:19:09.53</meta:creation-date>
    <meta:document-statistic meta:table-count="0" meta:image-count="0" meta:object-count="0" meta:page-count="1" meta:paragraph-count="8" meta:word-count="805" meta:character-count="4422"/>
    <dc:date>2021-09-22T14:49:10.53</dc:date>
    <meta:editing-duration>PT14M20S</meta:editing-duration>
    <meta:editing-cycles>1</meta:editing-cycles>
    <meta:generator>OpenOffice/4.1.9$Win32 OpenOffice.org_project/419m1$Build-9805</meta:generator>
  </office:meta>
</office:document-meta>
</file>